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fo:font-weight="bold"/>
    </style:style>
    <style:style style:name="T3" style:family="text">
      <style:text-properties fo:font-weight="bold" style:font-weight-asian="bold" style:font-weight-complex="bold"/>
    </style:style>
    <style:style style:name="T4" style:family="text">
      <style:text-properties fo:color="#000066" style:font-name="Verdana1"/>
    </style:style>
    <style:style style:name="T5" style:family="text">
      <style:text-properties fo:color="#000066" style:font-name="Verdana1" fo:font-weight="bold"/>
    </style:style>
    <style:style style:name="T6" style:family="text">
      <style:text-properties fo:color="#000066" style:font-name="Verdana1" style:text-underline-style="solid" style:text-underline-width="auto" style:text-underline-color="font-color" fo:font-weight="bold"/>
    </style:style>
    <style:style style:name="T7" style:family="text">
      <style:text-properties fo:color="#660066" style:font-name="Verdana1"/>
    </style:style>
    <style:style style:name="T8" style:family="text">
      <style:text-properties fo:color="#660066" style:font-name="Verdana1" style:text-underline-style="solid" style:text-underline-width="auto" style:text-underline-color="font-color" fo:font-weight="bold"/>
    </style:style>
    <style:style style:name="T9" style:family="text">
      <style:text-properties fo:color="#00008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Crockpot Chili<text:line-break/></text:span><text:span text:style-name="T1"><text:line-break/>1 lb hamburger<text:line-break/>1 cup chopped onions<text:line-break/>1 cup chopped peppers (these can be green or red or yellow peppers or a combo of any of them)<text:line-break/>1 cup chopped celery<text:line-break/>2 14oz cans diced tomatoes<text:line-break/>4 to 5 cups cooked red beans – Reserve a couple cups bean broth from cooking the beans<text:line-break/>2T chili powder<text:line-break/>1T hot pepper sauce (such as the brand Tabasco)<text:line-break/>1T minced garlic<text:line-break/>1t salt<text:line-break/><text:line-break/>In a medium sized frying pan cook the hamburger and veggies until the meat is completely cooked and the veggies are tender. Put in crockpot. Add remaining ingredients and enough reserved bean broth to give it your desired consistency. Cook on low for 6 to 8 hours. Serve with tortilla chips and salsa or cornbread and a green sala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13:49.18</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32" meta:character-count="703"/>
  </office:meta>
</office:document-meta>
</file>